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text-properties style:font-name="Arial" fo:font-size="7pt" fo:language="fr" fo:country="FR" officeooo:paragraph-rsid="0007808a"/>
    </style:style>
    <style:style style:name="P2" style:family="paragraph" style:parent-style-name="Text_20_body">
      <loext:graphic-properties draw:fill="solid" draw:fill-color="#215868" draw:opacity="100%"/>
      <style:paragraph-properties fo:background-color="#215868"/>
      <style:text-properties fo:color="#daeef3" fo:font-size="16pt" officeooo:rsid="00380618" officeooo:paragraph-rsid="0009c799" fo:background-color="#215868" style:font-size-asian="16pt" style:font-size-complex="16pt"/>
    </style:style>
    <style:style style:name="P3" style:family="paragraph" style:parent-style-name="Text_20_body">
      <loext:graphic-properties draw:fill="solid" draw:fill-color="#215868" draw:opacity="100%"/>
      <style:paragraph-properties fo:background-color="#215868"/>
      <style:text-properties fo:color="#daeef3" fo:font-size="22pt" fo:font-weight="bold" officeooo:rsid="00380618" officeooo:paragraph-rsid="00380618" fo:background-color="#215868" style:font-size-asian="22pt" style:font-weight-asian="bold" style:font-size-complex="22pt" style:font-weight-complex="bold"/>
    </style:style>
    <style:style style:name="P4" style:family="paragraph" style:parent-style-name="Text_20_body">
      <style:paragraph-properties fo:margin-top="0.423cm" fo:margin-bottom="0.247cm" loext:contextual-spacing="false"/>
      <style:text-properties fo:language="en" fo:country="US" fo:font-weight="bold" style:font-weight-asian="bold" style:font-weight-complex="bold"/>
    </style:style>
    <style:style style:name="P5" style:family="paragraph" style:parent-style-name="Text_20_body">
      <style:paragraph-properties fo:margin-top="0.423cm" fo:margin-bottom="0.247cm" loext:contextual-spacing="false"/>
      <style:text-properties fo:language="en" fo:country="US" fo:font-weight="bold" officeooo:paragraph-rsid="000cf35e" style:font-weight-asian="bold" style:font-weight-complex="bold"/>
    </style:style>
    <style:style style:name="P6" style:family="paragraph" style:parent-style-name="Text_20_body">
      <style:paragraph-properties fo:margin-top="0.423cm" fo:margin-bottom="0.247cm" loext:contextual-spacing="false"/>
      <style:text-properties fo:language="en" fo:country="US" fo:font-weight="normal" officeooo:rsid="00380618" officeooo:paragraph-rsid="00380618" style:font-weight-asian="normal" style:font-weight-complex="normal"/>
    </style:style>
    <style:style style:name="P7" style:family="paragraph" style:parent-style-name="Standard">
      <loext:graphic-properties draw:fill="solid" draw:fill-color="#215868" draw:opacity="100%"/>
      <style:paragraph-properties fo:background-color="#215868"/>
      <style:text-properties fo:color="#daeef3" style:font-name="Arial" fo:font-size="12pt" fo:language="en" fo:country="US" officeooo:rsid="00380618" officeooo:paragraph-rsid="00380618" fo:background-color="#215868" style:font-size-asian="12pt" style:font-size-complex="12pt"/>
    </style:style>
    <style:style style:name="P8" style:family="paragraph" style:parent-style-name="Standard">
      <loext:graphic-properties draw:fill="solid" draw:fill-color="#215868" draw:opacity="100%"/>
      <style:paragraph-properties fo:background-color="#215868"/>
      <style:text-properties fo:color="#daeef3" style:font-name="Arial" fo:font-size="8pt" fo:language="en" fo:country="US" officeooo:paragraph-rsid="00380618" fo:background-color="#215868"/>
    </style:style>
    <style:style style:name="P9" style:family="paragraph" style:parent-style-name="Text_20_body">
      <style:paragraph-properties fo:margin-top="0.423cm" fo:margin-bottom="0.247cm" loext:contextual-spacing="false"/>
      <style:text-properties fo:language="en" fo:country="US" officeooo:rsid="00380618" officeooo:paragraph-rsid="00380618"/>
    </style:style>
    <style:style style:name="P10" style:family="paragraph" style:parent-style-name="Standard">
      <style:text-properties fo:font-weight="normal" officeooo:rsid="00380618" officeooo:paragraph-rsid="00380618" style:font-weight-asian="normal" style:font-weight-complex="normal"/>
    </style:style>
    <style:style style:name="P11" style:family="paragraph">
      <style:paragraph-properties fo:text-align="start"/>
      <style:text-properties style:text-line-through-style="none" style:text-line-through-type="none" style:font-name="Liberation Sans" fo:font-size="7pt" fo:font-style="normal" style:text-underline-style="none" fo:font-weight="normal"/>
    </style:style>
    <style:style style:name="T1" style:family="text">
      <style:text-properties officeooo:rsid="003bb09e"/>
    </style:style>
    <style:style style:name="gr1" style:family="graphic">
      <style:graphic-properties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form:form form:name="PlanMatrix"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wl"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Plugin"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0" draw:name="Forma3" draw:style-name="gr1" draw:text-style-name="P11" svg:width="0.867cm" svg:height="0.482cm" svg:x="3.316cm" svg:y="27.46cm" draw:control="control1"/>
      <draw:control text:anchor-type="page" text:anchor-page-number="1" draw:z-index="1" draw:name="Forma5" draw:style-name="gr1" draw:text-style-name="P11" svg:width="1.733cm" svg:height="0.505cm" svg:x="5.341cm" svg:y="27.434cm" draw:control="control2"/>
      <text:p text:style-name="P2">01 - IT Governance<text:span text:style-name="T1"/></text:p>
      <text:p text:style-name="P7">01 - Business Needs Identification, Direction and Monitoring<text:span text:style-name="T1"/></text:p>
      <text:p text:style-name="P8"/>
      <text:p text:style-name="P3">01 - Defining IT requirements<text:span text:style-name="T1"/></text:p>
      <text:p text:style-name="P5">Objectives:</text:p>
      <text:p text:style-name="P9">Assess whether the organization leadership effectively direct, evaluate and monitor IT use in the organization in order to fulfill the organization’s mission.</text:p>
      <text:p text:style-name="P4">Criteria:</text:p>
      <text:p text:style-name="P6">How does the organization identify and approve business and IT requirements?The organization has a plan on how they identify emerging business or IT needs and the Steering Committee approving requirements has sufficient information to make their decisions.</text:p>
      <text:p text:style-name="P4">Information required:</text:p>
      <text:p text:style-name="P6">Requirements management processSteering committee minutesSteering committee charter and operating principles including approval and reject thresholds.List of approved and rejected requirement.</text:p>
      <text:p text:style-name="P4">Analytics:</text:p>
      <text:p text:style-name="P6">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4">Previously found:</text:p>
      <text:p text:style-name="P6">To be developed</text:p>
      <text:p text:style-name="P4">Auditor’s conclusion:</text:p>
      <text:p text:style-name="P10">To be develop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style:font-name="Arial" fo:font-size="7pt" fo:language="fr" fo:country="FR" officeooo:paragraph-rsid="0007808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21:04:51.388000000</meta:creation-date>
    <meta:editing-duration>PT14M17S</meta:editing-duration>
    <meta:editing-cycles>6</meta:editing-cycles>
    <meta:generator>LibreOffice/6.1.3.2$Windows_X86_64 LibreOffice_project/86daf60bf00efa86ad547e59e09d6bb77c699acb</meta:generator>
    <dc:date>2019-01-07T21:47:24.270000000</dc:date>
    <meta:document-statistic meta:table-count="0" meta:image-count="0" meta:object-count="0" meta:page-count="1" meta:paragraph-count="16" meta:word-count="19" meta:character-count="192" meta:non-whitespace-character-count="189"/>
  </office:meta>
</office:document-meta>
</file>